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2" style:master-page-name="Standard">
      <style:paragraph-properties fo:break-before="auto" fo:margin-top="0.635cm" fo:margin-bottom="0.141cm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T2_172" style:family="text"/>
    <style:style style:name="T2_173" style:family="text"/>
    <style:style style:name="T2_174" style:family="text"/>
    <style:style style:name="T2_175" style:family="text"/>
    <style:style style:name="T2_176" style:family="text"/>
    <style:style style:name="T2_177" style:family="text"/>
    <style:style style:name="T2_178" style:family="text"/>
    <style:style style:name="T2_179" style:family="text"/>
    <style:style style:name="T2_180" style:family="text"/>
    <style:style style:name="T2_181" style:family="text"/>
    <style:style style:name="T2_182" style:family="text"/>
    <style:style style:name="T2_183" style:family="text"/>
    <style:style style:name="T2_184" style:family="text"/>
    <style:style style:name="T2_185" style:family="text"/>
    <style:style style:name="T2_186" style:family="text"/>
    <style:style style:name="T2_187" style:family="text"/>
    <style:style style:name="T2_188" style:family="text"/>
    <style:style style:name="T2_189" style:family="text"/>
    <style:style style:name="T2_190" style:family="text"/>
    <style:style style:name="T2_191" style:family="text"/>
    <style:style style:name="T2_192" style:family="text"/>
    <style:style style:name="T2_193" style:family="text"/>
    <style:style style:name="T2_194" style:family="text"/>
    <style:style style:name="T2_195" style:family="text"/>
    <style:style style:name="T2_196" style:family="text"/>
    <style:style style:name="T2_197" style:family="text"/>
    <style:style style:name="T2_198" style:family="text"/>
    <style:style style:name="T2_199" style:family="text"/>
    <style:style style:name="T2_200" style:family="text"/>
    <style:style style:name="T2_201" style:family="text"/>
    <style:style style:name="T2_202" style:family="text"/>
    <style:style style:name="T2_203" style:family="text"/>
    <style:style style:name="T2_204" style:family="text"/>
    <style:style style:name="T2_205" style:family="text"/>
    <style:style style:name="T2_206" style:family="text"/>
    <style:style style:name="T2_207" style:family="text"/>
    <style:style style:name="T2_208" style:family="text"/>
    <style:style style:name="T2_209" style:family="text"/>
    <style:style style:name="T2_210" style:family="text"/>
    <style:style style:name="T2_211" style:family="text"/>
    <style:style style:name="T2_212" style:family="text"/>
    <style:style style:name="T2_213" style:family="text"/>
    <style:style style:name="T2_214" style:family="text"/>
    <style:style style:name="T2_215" style:family="text"/>
    <style:style style:name="T2_216" style:family="text"/>
    <style:style style:name="T2_217" style:family="text"/>
    <style:style style:name="T2_218" style:family="text"/>
    <style:style style:name="T2_219" style:family="text"/>
    <style:style style:name="T2_220" style:family="text"/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fo:margin-top="0cm" style:writing-mode="lr-tb"/>
    </style:style>
    <style:style style:name="T4_1" style:family="text"/>
    <style:style style:name="P5" style:family="paragraph" style:parent-style-name="Standard">
      <style:paragraph-properties fo:break-before="auto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P6" style:family="paragraph" style:parent-style-name="Standard">
      <style:paragraph-properties fo:break-before="auto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P9" style:family="paragraph" style:parent-style-name="Standard">
      <style:paragraph-properties fo:break-before="auto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margin-top="0cm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P12" style:family="paragraph" style:parent-style-name="Standard">
      <style:paragraph-properties fo:break-before="auto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P16" style:family="paragraph" style:parent-style-name="Standard">
      <style:paragraph-properties fo:break-before="auto" fo:margin-top="0cm" style:writing-mode="lr-tb"/>
    </style:style>
    <style:style style:name="T16_1" style:family="text"/>
    <style:style style:name="P17" style:family="paragraph" style:parent-style-name="Standard">
      <style:paragraph-properties fo:break-before="auto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P18" style:family="paragraph" style:parent-style-name="Standard">
      <style:paragraph-properties fo:break-before="auto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P19" style:family="paragraph" style:parent-style-name="Standard">
      <style:paragraph-properties fo:break-before="auto" fo:margin-top="0cm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P22" style:family="paragraph" style:parent-style-name="Standard">
      <style:paragraph-properties fo:break-before="auto" fo:margin-top="0cm" style:writing-mode="lr-tb"/>
    </style:style>
    <style:style style:name="T22_1" style:family="text"/>
    <style:style style:name="P23" style:family="paragraph" style:parent-style-name="Standard">
      <style:paragraph-properties fo:break-before="auto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P24" style:family="paragraph" style:parent-style-name="Standard">
      <style:paragraph-properties fo:break-before="auto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P25" style:family="paragraph" style:parent-style-name="Standard">
      <style:paragraph-properties fo:break-before="auto" fo:margin-top="0cm" style:writing-mode="lr-tb"/>
    </style:style>
    <style:style style:name="T25_1" style:family="text"/>
    <style:style style:name="P26" style:family="paragraph" style:parent-style-name="Standard">
      <style:paragraph-properties fo:break-before="auto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Standard">
      <style:paragraph-properties fo:break-before="auto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P28" style:family="paragraph" style:parent-style-name="Standard">
      <style:paragraph-properties fo:break-before="auto" fo:margin-top="0cm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P30" style:family="paragraph" style:parent-style-name="Standard">
      <style:paragraph-properties fo:break-before="auto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Heading_20_2">
      <style:paragraph-properties fo:break-before="auto" fo:margin-top="0.635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P32" style:family="paragraph" style:parent-style-name="Heading_20_2">
      <style:paragraph-properties fo:break-before="auto" fo:margin-top="0.635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P33" style:family="paragraph" style:parent-style-name="Heading_20_2">
      <style:paragraph-properties fo:break-before="auto" fo:margin-top="0.635cm" fo:margin-bottom="0.141cm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break-before="auto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P35" style:family="paragraph" style:parent-style-name="Standard">
      <style:paragraph-properties fo:break-before="auto" style:writing-mode="lr-tb"/>
    </style:style>
    <style:style style:name="P36" style:family="paragraph" style:parent-style-name="Standard">
      <style:paragraph-properties fo:break-before="auto" fo:margin-top="0cm" style:writing-mode="lr-tb"/>
    </style:style>
    <style:style style:name="T36_1" style:family="text"/>
    <style:style style:name="P37" style:family="paragraph" style:parent-style-name="Standard">
      <style:paragraph-properties fo:break-before="auto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P38" style:family="paragraph" style:parent-style-name="Standard">
      <style:paragraph-properties fo:break-before="auto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P39" style:family="paragraph" style:parent-style-name="Standard">
      <style:paragraph-properties fo:break-before="auto" fo:margin-top="0cm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break-before="auto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P41" style:family="paragraph" style:parent-style-name="Standard">
      <style:paragraph-properties fo:break-before="auto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Standard">
      <style:paragraph-properties fo:break-before="auto" fo:margin-top="0cm" style:writing-mode="lr-tb"/>
    </style:style>
    <style:style style:name="T42_1" style:family="text"/>
    <style:style style:name="P43" style:family="paragraph" style:parent-style-name="Standard">
      <style:paragraph-properties fo:break-before="auto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P44" style:family="paragraph" style:parent-style-name="Standard">
      <style:paragraph-properties fo:break-before="auto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P45" style:family="paragraph" style:parent-style-name="Standard">
      <style:paragraph-properties fo:break-before="auto" fo:margin-top="0cm" style:writing-mode="lr-tb"/>
    </style:style>
    <style:style style:name="T45_1" style:family="text"/>
    <style:style style:name="P46" style:family="paragraph" style:parent-style-name="Standard">
      <style:paragraph-properties fo:break-before="auto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P48" style:family="paragraph" style:parent-style-name="Standard">
      <style:paragraph-properties fo:break-before="auto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break-before="auto" fo:margin-top="0cm" style:writing-mode="lr-tb"/>
    </style:style>
    <style:style style:name="T50_1" style:family="text"/>
    <style:style style:name="T50_2" style:family="text"/>
    <style:style style:name="T50_3" style:family="text"/>
    <style:style style:name="P51" style:family="paragraph" style:parent-style-name="Standard">
      <style:paragraph-properties fo:break-before="auto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P52" style:family="paragraph" style:parent-style-name="Standard">
      <style:paragraph-properties fo:break-before="auto" fo:margin-top="0cm" fo:margin-bottom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P53" style:family="paragraph" style:parent-style-name="Standard">
      <style:paragraph-properties fo:break-before="auto" style:writing-mode="lr-tb"/>
    </style:style>
  </office:automatic-styles>
  <office:body>
    <office:text>
      <text:h text:style-name="P1" text:outline-level="10"><text:span text:style-name="T1_1">Player</text:span><text:span text:style-name="T1_2"><text:s/></text:span><text:span text:style-name="T1_3">Attacks</text:span></text:h>
      <text:p text:style-name="P2"><text:span text:style-name="T2_1">Each</text:span><text:span text:style-name="T2_2"><text:s/></text:span><text:span text:style-name="T2_3">attack</text:span><text:span text:style-name="T2_4"><text:s/></text:span><text:span text:style-name="T2_5">is</text:span><text:span text:style-name="T2_6"><text:s/></text:span><text:span text:style-name="T2_7">based</text:span><text:span text:style-name="T2_8"><text:s/></text:span><text:span text:style-name="T2_9">on</text:span><text:span text:style-name="T2_10"><text:s/></text:span><text:span text:style-name="T2_11">a</text:span><text:span text:style-name="T2_12"><text:s/></text:span><text:span text:style-name="T2_13">certain</text:span><text:span text:style-name="T2_14"><text:s/></text:span><text:span text:style-name="T2_15">height</text:span><text:span text:style-name="T2_16"><text:s/>(</text:span><text:span text:style-name="T2_17">High</text:span><text:span text:style-name="T2_18">,<text:s/></text:span><text:span text:style-name="T2_19">Medium</text:span><text:span text:style-name="T2_20">,<text:s/></text:span><text:span text:style-name="T2_21">or</text:span><text:span text:style-name="T2_22"><text:s/></text:span><text:span text:style-name="T2_23">Low</text:span><text:span text:style-name="T2_24">)<text:s/></text:span><text:span text:style-name="T2_25">and</text:span><text:span text:style-name="T2_26"><text:s/></text:span><text:span text:style-name="T2_27">has</text:span><text:span text:style-name="T2_28"><text:s/></text:span><text:span text:style-name="T2_29">a</text:span><text:span text:style-name="T2_30"><text:s/>6<text:s/></text:span><text:span text:style-name="T2_31">second</text:span><text:span text:style-name="T2_32"><text:s/></text:span><text:span text:style-name="T2_33">cooldown</text:span><text:span text:style-name="T2_34"><text:s/></text:span><text:span text:style-name="T2_35">time</text:span><text:span text:style-name="T2_36"><text:s/></text:span><text:span text:style-name="T2_37">that</text:span><text:span text:style-name="T2_38"><text:s/></text:span><text:span text:style-name="T2_39">has</text:span><text:span text:style-name="T2_40"><text:s/></text:span><text:span text:style-name="T2_41">to</text:span><text:span text:style-name="T2_42"><text:s/></text:span><text:span text:style-name="T2_43">exhaust</text:span><text:span text:style-name="T2_44"><text:s/></text:span><text:span text:style-name="T2_45">before</text:span><text:span text:style-name="T2_46"><text:s/></text:span><text:span text:style-name="T2_47">the</text:span><text:span text:style-name="T2_48"><text:s/></text:span><text:span text:style-name="T2_49">attack</text:span><text:span text:style-name="T2_50"><text:s/></text:span><text:span text:style-name="T2_51">can</text:span><text:span text:style-name="T2_52"><text:s/></text:span><text:span text:style-name="T2_53">be</text:span><text:span text:style-name="T2_54"><text:s/></text:span><text:span text:style-name="T2_55">used</text:span><text:span text:style-name="T2_56"><text:s/></text:span><text:span text:style-name="T2_57">again</text:span><text:span text:style-name="T2_58">.<text:s/></text:span><text:span text:style-name="T2_59">However</text:span><text:span text:style-name="T2_60">,<text:s/></text:span><text:span text:style-name="T2_61">each</text:span><text:span text:style-name="T2_62"><text:s/></text:span><text:span text:style-name="T2_63">player</text:span><text:span text:style-name="T2_64"><text:s/></text:span><text:span text:style-name="T2_65">has</text:span><text:span text:style-name="T2_66"><text:s/></text:span><text:span text:style-name="T2_67">a</text:span><text:span text:style-name="T2_68"><text:s/></text:span><text:span text:style-name="T2_69">default</text:span><text:span text:style-name="T2_70"><text:s/></text:span><text:span text:style-name="T2_71">attack</text:span><text:span text:style-name="T2_72"><text:s/></text:span><text:span text:style-name="T2_73">that</text:span><text:span text:style-name="T2_74"><text:s/></text:span><text:span text:style-name="T2_75">has</text:span><text:span text:style-name="T2_76"><text:s/></text:span><text:span text:style-name="T2_77">no</text:span><text:span text:style-name="T2_78"><text:s/></text:span><text:span text:style-name="T2_79">cooldown</text:span><text:span text:style-name="T2_80">,<text:s/></text:span><text:span text:style-name="T2_81">and</text:span><text:span text:style-name="T2_82"><text:s/></text:span><text:span text:style-name="T2_83">can</text:span><text:span text:style-name="T2_84"><text:s/></text:span><text:span text:style-name="T2_85">be</text:span><text:span text:style-name="T2_86"><text:s/></text:span><text:span text:style-name="T2_87">used</text:span><text:span text:style-name="T2_88"><text:s/></text:span><text:span text:style-name="T2_89">repeatedly</text:span><text:span text:style-name="T2_90"><text:s/></text:span><text:span text:style-name="T2_91">if</text:span><text:span text:style-name="T2_92"><text:s/></text:span><text:span text:style-name="T2_93">need</text:span><text:span text:style-name="T2_94"><text:s/></text:span><text:span text:style-name="T2_95">be</text:span><text:span text:style-name="T2_96">.<text:s/></text:span><text:span text:style-name="T2_97">Some</text:span><text:span text:style-name="T2_98"><text:s/></text:span><text:span text:style-name="T2_99">attacks</text:span><text:span text:style-name="T2_100"><text:s/></text:span><text:span text:style-name="T2_101">have</text:span><text:span text:style-name="T2_102"><text:s/></text:span><text:span text:style-name="T2_103">special</text:span><text:span text:style-name="T2_104"><text:s/></text:span><text:span text:style-name="T2_105">effects</text:span><text:span text:style-name="T2_106"><text:s/></text:span><text:span text:style-name="T2_107">that</text:span><text:span text:style-name="T2_108"><text:s/></text:span><text:span text:style-name="T2_109">enhance</text:span><text:span text:style-name="T2_110"><text:s/></text:span><text:span text:style-name="T2_111">the</text:span><text:span text:style-name="T2_112"><text:s/></text:span><text:span text:style-name="T2_113">fight</text:span><text:span text:style-name="T2_114">.<text:s/></text:span><text:span text:style-name="T2_115">These</text:span><text:span text:style-name="T2_116"><text:s/></text:span><text:span text:style-name="T2_117">may</text:span><text:span text:style-name="T2_118"><text:s/></text:span><text:span text:style-name="T2_119">prolong</text:span><text:span text:style-name="T2_120"><text:s/></text:span><text:span text:style-name="T2_121">the</text:span><text:span text:style-name="T2_122"><text:s/></text:span><text:span text:style-name="T2_123">damage</text:span><text:span text:style-name="T2_124"><text:s/></text:span><text:span text:style-name="T2_125">received</text:span><text:span text:style-name="T2_126"><text:s/></text:span><text:span text:style-name="T2_127">to</text:span><text:span text:style-name="T2_128"><text:s/></text:span><text:span text:style-name="T2_129">the</text:span><text:span text:style-name="T2_130"><text:s/></text:span><text:span text:style-name="T2_131">enemy</text:span><text:span text:style-name="T2_132">,<text:s/></text:span><text:span text:style-name="T2_133">stun</text:span><text:span text:style-name="T2_134"><text:s/></text:span><text:span text:style-name="T2_135">the</text:span><text:span text:style-name="T2_136"><text:s/></text:span><text:span text:style-name="T2_137">enemy</text:span><text:span text:style-name="T2_138">,<text:s/></text:span><text:span text:style-name="T2_139">etc</text:span><text:span text:style-name="T2_140">.<text:s/></text:span><text:span text:style-name="T2_141">When</text:span><text:span text:style-name="T2_142"><text:s/></text:span><text:span text:style-name="T2_143">an</text:span><text:span text:style-name="T2_144"><text:s/></text:span><text:span text:style-name="T2_145">enemy</text:span><text:span text:style-name="T2_146"><text:s/></text:span><text:span text:style-name="T2_147">is</text:span><text:span text:style-name="T2_148"><text:s/></text:span><text:span text:style-name="T2_149">stunned</text:span><text:span text:style-name="T2_150"><text:s/></text:span><text:span text:style-name="T2_151">or</text:span><text:span text:style-name="T2_152"><text:s/></text:span><text:span text:style-name="T2_153">knocked</text:span><text:span text:style-name="T2_154"><text:s/></text:span><text:span text:style-name="T2_155">down</text:span><text:span text:style-name="T2_156">,<text:s/></text:span><text:span text:style-name="T2_157">it</text:span><text:span text:style-name="T2_158"><text:s/></text:span><text:span text:style-name="T2_159">cannot</text:span><text:span text:style-name="T2_160"><text:s/></text:span><text:span text:style-name="T2_161">move</text:span><text:span text:style-name="T2_162"><text:s/></text:span><text:span text:style-name="T2_163">and</text:span><text:span text:style-name="T2_164"><text:s/></text:span><text:span text:style-name="T2_165">thus</text:span><text:span text:style-name="T2_166"><text:s/></text:span><text:span text:style-name="T2_167">cannot</text:span><text:span text:style-name="T2_168"><text:s/></text:span><text:span text:style-name="T2_169">attack</text:span><text:span text:style-name="T2_170"><text:s/></text:span><text:span text:style-name="T2_171">the</text:span><text:span text:style-name="T2_172"><text:s/></text:span><text:span text:style-name="T2_173">player</text:span><text:span text:style-name="T2_174">.<text:s/></text:span><text:span text:style-name="T2_175">When</text:span><text:span text:style-name="T2_176"><text:s/></text:span><text:span text:style-name="T2_177">testing</text:span><text:span text:style-name="T2_178"><text:s/></text:span><text:span text:style-name="T2_179">the</text:span><text:span text:style-name="T2_180"><text:s/></text:span><text:span text:style-name="T2_181">combat</text:span><text:span text:style-name="T2_182"><text:s/></text:span><text:span text:style-name="T2_183">system</text:span><text:span text:style-name="T2_184"><text:s/></text:span><text:span text:style-name="T2_185">we</text:span><text:span text:style-name="T2_186"><text:s/></text:span><text:span text:style-name="T2_187">used</text:span><text:span text:style-name="T2_188"><text:s/></text:span><text:span text:style-name="T2_189">dice</text:span><text:span text:style-name="T2_190"><text:s/></text:span><text:span text:style-name="T2_191">to</text:span><text:span text:style-name="T2_192"><text:s/></text:span><text:span text:style-name="T2_193">determine</text:span><text:span text:style-name="T2_194"><text:s/></text:span><text:span text:style-name="T2_195">the</text:span><text:span text:style-name="T2_196"><text:s/></text:span><text:span text:style-name="T2_197">amount</text:span><text:span text:style-name="T2_198"><text:s/></text:span><text:span text:style-name="T2_199">of</text:span><text:span text:style-name="T2_200"><text:s/></text:span><text:span text:style-name="T2_201">damage</text:span><text:span text:style-name="T2_202"><text:s/></text:span><text:span text:style-name="T2_203">for</text:span><text:span text:style-name="T2_204"><text:s/></text:span><text:span text:style-name="T2_205">each</text:span><text:span text:style-name="T2_206"><text:s/></text:span><text:span text:style-name="T2_207">attack</text:span><text:span text:style-name="T2_208"><text:s/>(3</text:span><text:span text:style-name="T2_209">d</text:span><text:span text:style-name="T2_210">6<text:s/>=<text:s/></text:span><text:span text:style-name="T2_211">Three</text:span><text:span text:style-name="T2_212"><text:s/>6-</text:span><text:span text:style-name="T2_213">sided</text:span><text:span text:style-name="T2_214"><text:s/></text:span><text:span text:style-name="T2_215">dice</text:span><text:span text:style-name="T2_216"><text:s/></text:span><text:span text:style-name="T2_217">added</text:span><text:span text:style-name="T2_218"><text:s/></text:span><text:span text:style-name="T2_219">together</text:span><text:span text:style-name="T2_220">)</text:span></text:p>
      <text:p text:style-name="P3"/>
      <text:list text:style-name="LS1" xml:id="list0">
        <text:list-item>
          <text:p text:style-name="P4"><text:span text:style-name="T4_1">High</text:span></text:p>
          <text:list>
            <text:list-item>
              <text:p text:style-name="P5"><text:span text:style-name="T5_1">Overhead</text:span><text:span text:style-name="T5_2"><text:s/></text:span><text:span text:style-name="T5_3">Punch</text:span><text:span text:style-name="T5_4"><text:s/>(</text:span><text:span text:style-name="T5_5">default</text:span><text:span text:style-name="T5_6">)</text:span></text:p>
              <text:list>
                <text:list-item>
                  <text:p text:style-name="P6"><text:span text:style-name="T6_1">1</text:span><text:span text:style-name="T6_2">d</text:span><text:span text:style-name="T6_3">6<text:s/>+<text:s/>7<text:s/></text:span><text:span text:style-name="T6_4">damage</text:span></text:p>
                </text:list-item>
              </text:list>
            </text:list-item>
            <text:list-item>
              <text:p text:style-name="P7"><text:span text:style-name="T7_1">Roundhouse</text:span><text:span text:style-name="T7_2"><text:s/></text:span><text:span text:style-name="T7_3">Kick</text:span></text:p>
              <text:list>
                <text:list-item>
                  <text:p text:style-name="P8"><text:span text:style-name="T8_1">2</text:span><text:span text:style-name="T8_2">d</text:span><text:span text:style-name="T8_3">6<text:s/>+<text:s/>3<text:s/></text:span><text:span text:style-name="T8_4">damage</text:span></text:p>
                </text:list-item>
                <text:list-item>
                  <text:p text:style-name="P9"><text:span text:style-name="T9_1">Enemy</text:span><text:span text:style-name="T9_2"><text:s/></text:span><text:span text:style-name="T9_3">stun</text:span><text:span text:style-name="T9_4"><text:s/></text:span><text:span text:style-name="T9_5">chance</text:span><text:span text:style-name="T9_6"><text:s/>(20%)</text:span></text:p>
                </text:list-item>
              </text:list>
            </text:list-item>
            <text:list-item>
              <text:p text:style-name="P10"><text:span text:style-name="T10_1">Throat</text:span><text:span text:style-name="T10_2"><text:s/></text:span><text:span text:style-name="T10_3">Stab</text:span></text:p>
              <text:list>
                <text:list-item>
                  <text:p text:style-name="P11"><text:span text:style-name="T11_1">2</text:span><text:span text:style-name="T11_2">d</text:span><text:span text:style-name="T11_3">6<text:s/>+<text:s/>11<text:s/></text:span><text:span text:style-name="T11_4">damage</text:span></text:p>
                </text:list-item>
                <text:list-item>
                  <text:p text:style-name="P12"><text:span text:style-name="T12_1">Double</text:span><text:span text:style-name="T12_2"><text:s/></text:span><text:span text:style-name="T12_3">Damage</text:span><text:span text:style-name="T12_4"><text:s/></text:span><text:span text:style-name="T12_5">chance</text:span><text:span text:style-name="T12_6"><text:s/>(10%)</text:span></text:p>
                </text:list-item>
              </text:list>
            </text:list-item>
          </text:list>
        </text:list-item>
        <text:list-item>
          <text:p text:style-name="P13"><text:span text:style-name="T13_1">Medium</text:span></text:p>
          <text:list>
            <text:list-item>
              <text:p text:style-name="P14"><text:span text:style-name="T14_1">Tackle</text:span><text:span text:style-name="T14_2"><text:s/>(</text:span><text:span text:style-name="T14_3">default</text:span><text:span text:style-name="T14_4">)</text:span></text:p>
              <text:list>
                <text:list-item>
                  <text:p text:style-name="P15"><text:span text:style-name="T15_1">1</text:span><text:span text:style-name="T15_2">d</text:span><text:span text:style-name="T15_3">6<text:s/>+<text:s/>7<text:s/></text:span><text:span text:style-name="T15_4">damage</text:span></text:p>
                </text:list-item>
              </text:list>
            </text:list-item>
            <text:list-item>
              <text:p text:style-name="P16"><text:span text:style-name="T16_1">Flamethrower</text:span></text:p>
              <text:list>
                <text:list-item>
                  <text:p text:style-name="P17"><text:span text:style-name="T17_1">1</text:span><text:span text:style-name="T17_2">d</text:span><text:span text:style-name="T17_3">6<text:s/>+<text:s/>3<text:s/></text:span><text:span text:style-name="T17_4">damage</text:span></text:p>
                </text:list-item>
                <text:list-item>
                  <text:p text:style-name="P18"><text:span text:style-name="T18_1">This</text:span><text:span text:style-name="T18_2"><text:s/></text:span><text:span text:style-name="T18_3">damage</text:span><text:span text:style-name="T18_4"><text:s/></text:span><text:span text:style-name="T18_5">lasts</text:span><text:span text:style-name="T18_6"><text:s/></text:span><text:span text:style-name="T18_7">for</text:span><text:span text:style-name="T18_8"><text:s/>3<text:s/></text:span><text:span text:style-name="T18_9">turns</text:span></text:p>
                </text:list-item>
              </text:list>
            </text:list-item>
            <text:list-item>
              <text:p text:style-name="P19"><text:span text:style-name="T19_1">Rib</text:span><text:span text:style-name="T19_2"><text:s/></text:span><text:span text:style-name="T19_3">Punch</text:span></text:p>
              <text:list>
                <text:list-item>
                  <text:p text:style-name="P20"><text:span text:style-name="T20_1">2</text:span><text:span text:style-name="T20_2">d</text:span><text:span text:style-name="T20_3">6<text:s/>+<text:s/>8<text:s/></text:span><text:span text:style-name="T20_4">damage</text:span></text:p>
                </text:list-item>
                <text:list-item>
                  <text:p text:style-name="P21"><text:span text:style-name="T21_1">Double</text:span><text:span text:style-name="T21_2"><text:s/></text:span><text:span text:style-name="T21_3">Damage</text:span><text:span text:style-name="T21_4"><text:s/></text:span><text:span text:style-name="T21_5">chance</text:span><text:span text:style-name="T21_6"><text:s/>(30%)</text:span></text:p>
                </text:list-item>
              </text:list>
            </text:list-item>
          </text:list>
        </text:list-item>
        <text:list-item>
          <text:p text:style-name="P22"><text:span text:style-name="T22_1">Low</text:span></text:p>
          <text:list>
            <text:list-item>
              <text:p text:style-name="P23"><text:span text:style-name="T23_1">Knee</text:span><text:span text:style-name="T23_2"><text:s/></text:span><text:span text:style-name="T23_3">to</text:span><text:span text:style-name="T23_4"><text:s/></text:span><text:span text:style-name="T23_5">Groin</text:span><text:span text:style-name="T23_6"><text:s/>(</text:span><text:span text:style-name="T23_7">default</text:span><text:span text:style-name="T23_8">)</text:span></text:p>
              <text:list>
                <text:list-item>
                  <text:p text:style-name="P24"><text:span text:style-name="T24_1">1</text:span><text:span text:style-name="T24_2">d</text:span><text:span text:style-name="T24_3">6<text:s/>+<text:s/>7<text:s/></text:span><text:span text:style-name="T24_4">damage</text:span></text:p>
                </text:list-item>
              </text:list>
            </text:list-item>
            <text:list-item>
              <text:p text:style-name="P25"><text:span text:style-name="T25_1">Trip</text:span></text:p>
              <text:list>
                <text:list-item>
                  <text:p text:style-name="P26"><text:span text:style-name="T26_1">1</text:span><text:span text:style-name="T26_2">d</text:span><text:span text:style-name="T26_3">6<text:s/>+<text:s/>1<text:s/></text:span><text:span text:style-name="T26_4">damage</text:span></text:p>
                </text:list-item>
                <text:list-item>
                  <text:p text:style-name="P27"><text:span text:style-name="T27_1">Knocks</text:span><text:span text:style-name="T27_2"><text:s/></text:span><text:span text:style-name="T27_3">down</text:span><text:span text:style-name="T27_4"><text:s/></text:span><text:span text:style-name="T27_5">for</text:span><text:span text:style-name="T27_6"><text:s/>1<text:s/></text:span><text:span text:style-name="T27_7">turn</text:span></text:p>
                </text:list-item>
              </text:list>
            </text:list-item>
            <text:list-item>
              <text:p text:style-name="P28"><text:span text:style-name="T28_1">Poison</text:span><text:span text:style-name="T28_2"><text:s/></text:span><text:span text:style-name="T28_3">Bomb</text:span></text:p>
              <text:list>
                <text:list-item>
                  <text:p text:style-name="P29"><text:span text:style-name="T29_1">1</text:span><text:span text:style-name="T29_2">d</text:span><text:span text:style-name="T29_3">6<text:s/>+<text:s/>3<text:s/></text:span><text:span text:style-name="T29_4">damage</text:span></text:p>
                </text:list-item>
                <text:list-item>
                  <text:p text:style-name="P30"><text:span text:style-name="T30_1">1</text:span><text:span text:style-name="T30_2">d</text:span><text:span text:style-name="T30_3">4<text:s/>+<text:s/>2<text:s/></text:span><text:span text:style-name="T30_4">damage</text:span><text:span text:style-name="T30_5"><text:s/></text:span><text:span text:style-name="T30_6">for</text:span><text:span text:style-name="T30_7"><text:s/>3<text:s/></text:span><text:span text:style-name="T30_8">turns</text:span></text:p>
                </text:list-item>
              </text:list>
            </text:list-item>
          </text:list>
        </text:list-item>
      </text:list>
      <text:h text:style-name="P31" text:outline-level="10"/>
      <text:h text:style-name="P32" text:outline-level="10"/>
      <text:h text:style-name="P33" text:outline-level="10"><text:span text:style-name="T33_1">Enemy</text:span><text:span text:style-name="T33_2"><text:s/></text:span><text:span text:style-name="T33_3">Attacks</text:span></text:h>
      <text:p text:style-name="P34"><text:span text:style-name="T34_1">The</text:span><text:span text:style-name="T34_2"><text:s/></text:span><text:span text:style-name="T34_3">evil</text:span><text:span text:style-name="T34_4"><text:s/></text:span><text:span text:style-name="T34_5">robots</text:span><text:span text:style-name="T34_6"><text:s/></text:span><text:span text:style-name="T34_7">that</text:span><text:span text:style-name="T34_8"><text:s/></text:span><text:span text:style-name="T34_9">players</text:span><text:span text:style-name="T34_10"><text:s/></text:span><text:span text:style-name="T34_11">face</text:span><text:span text:style-name="T34_12"><text:s/></text:span><text:span text:style-name="T34_13">throughout</text:span><text:span text:style-name="T34_14"><text:s/></text:span><text:span text:style-name="T34_15">FOSSopolis</text:span><text:span text:style-name="T34_16"><text:s/></text:span><text:span text:style-name="T34_17">have</text:span><text:span text:style-name="T34_18"><text:s/></text:span><text:span text:style-name="T34_19">their</text:span><text:span text:style-name="T34_20"><text:s/></text:span><text:span text:style-name="T34_21">own</text:span><text:span text:style-name="T34_22"><text:s/></text:span><text:span text:style-name="T34_23">set</text:span><text:span text:style-name="T34_24"><text:s/></text:span><text:span text:style-name="T34_25">of</text:span><text:span text:style-name="T34_26"><text:s/></text:span><text:span text:style-name="T34_27">attacks</text:span><text:span text:style-name="T34_28"><text:s/></text:span><text:span text:style-name="T34_29">to</text:span><text:span text:style-name="T34_30"><text:s/></text:span><text:span text:style-name="T34_31">use</text:span><text:span text:style-name="T34_32"><text:s/></text:span><text:span text:style-name="T34_33">against</text:span><text:span text:style-name="T34_34"><text:s/></text:span><text:span text:style-name="T34_35">players</text:span><text:span text:style-name="T34_36">.<text:s/></text:span><text:span text:style-name="T34_37">Like</text:span><text:span text:style-name="T34_38"><text:s/></text:span><text:span text:style-name="T34_39">the</text:span><text:span text:style-name="T34_40"><text:s/></text:span><text:span text:style-name="T34_41">players</text:span><text:span text:style-name="T34_42">,<text:s/></text:span><text:span text:style-name="T34_43">they</text:span><text:span text:style-name="T34_44"><text:s/></text:span><text:span text:style-name="T34_45">have</text:span><text:span text:style-name="T34_46"><text:s/></text:span><text:span text:style-name="T34_47">high</text:span><text:span text:style-name="T34_48">,<text:s/></text:span><text:span text:style-name="T34_49">medium</text:span><text:span text:style-name="T34_50">,<text:s/></text:span><text:span text:style-name="T34_51">and</text:span><text:span text:style-name="T34_52"><text:s/></text:span><text:span text:style-name="T34_53">low</text:span><text:span text:style-name="T34_54"><text:s/></text:span><text:span text:style-name="T34_55">attacks</text:span><text:span text:style-name="T34_56"><text:s/></text:span><text:span text:style-name="T34_57">to</text:span><text:span text:style-name="T34_58"><text:s/></text:span><text:span text:style-name="T34_59">use</text:span><text:span text:style-name="T34_60">.<text:s/></text:span><text:span text:style-name="T34_61">Unlike</text:span><text:span text:style-name="T34_62"><text:s/></text:span><text:span text:style-name="T34_63">the</text:span><text:span text:style-name="T34_64"><text:s/></text:span><text:span text:style-name="T34_65">players</text:span><text:span text:style-name="T34_66">,<text:s/></text:span><text:span text:style-name="T34_67">they</text:span><text:span text:style-name="T34_68"><text:s/></text:span><text:span text:style-name="T34_69">only</text:span><text:span text:style-name="T34_70"><text:s/></text:span><text:span text:style-name="T34_71">have</text:span><text:span text:style-name="T34_72"><text:s/>2<text:s/></text:span><text:span text:style-name="T34_73">attacks</text:span><text:span text:style-name="T34_74"><text:s/></text:span><text:span text:style-name="T34_75">for</text:span><text:span text:style-name="T34_76"><text:s/></text:span><text:span text:style-name="T34_77">each</text:span><text:span text:style-name="T34_78"><text:s/></text:span><text:span text:style-name="T34_79">height</text:span><text:span text:style-name="T34_80">.<text:s/></text:span><text:span text:style-name="T34_81">Attacks</text:span><text:span text:style-name="T34_82"><text:s/></text:span><text:span text:style-name="T34_83">still</text:span><text:span text:style-name="T34_84"><text:s/></text:span><text:span text:style-name="T34_85">have</text:span><text:span text:style-name="T34_86"><text:s/></text:span><text:span text:style-name="T34_87">cooldown</text:span><text:span text:style-name="T34_88"><text:s/>(</text:span><text:span text:style-name="T34_89">except</text:span><text:span text:style-name="T34_90"><text:s/></text:span><text:span text:style-name="T34_91">for</text:span><text:span text:style-name="T34_92"><text:s/></text:span><text:span text:style-name="T34_93">the</text:span><text:span text:style-name="T34_94"><text:s/></text:span><text:span text:style-name="T34_95">default</text:span><text:span text:style-name="T34_96"><text:s/></text:span><text:span text:style-name="T34_97">attacks</text:span><text:span text:style-name="T34_98">)<text:s/></text:span><text:span text:style-name="T34_99">and</text:span><text:span text:style-name="T34_100"><text:s/></text:span><text:span text:style-name="T34_101">special</text:span><text:span text:style-name="T34_102"><text:s/></text:span><text:span text:style-name="T34_103">effects</text:span><text:span text:style-name="T34_104"><text:s/></text:span><text:span text:style-name="T34_105">like</text:span><text:span text:style-name="T34_106"><text:s/></text:span><text:span text:style-name="T34_107">a</text:span><text:span text:style-name="T34_108"><text:s/></text:span><text:span text:style-name="T34_109">chance</text:span><text:span text:style-name="T34_110"><text:s/></text:span><text:span text:style-name="T34_111">to</text:span><text:span text:style-name="T34_112"><text:s/></text:span><text:span text:style-name="T34_113">stun</text:span><text:span text:style-name="T34_114">.</text:span></text:p>
      <text:p text:style-name="P35"/>
      <text:list text:style-name="LS2" xml:id="list27">
        <text:list-item>
          <text:p text:style-name="P36"><text:span text:style-name="T36_1">High</text:span></text:p>
          <text:list>
            <text:list-item>
              <text:p text:style-name="P37"><text:span text:style-name="T37_1">Overhead</text:span><text:span text:style-name="T37_2"><text:s/></text:span><text:span text:style-name="T37_3">Punch</text:span><text:span text:style-name="T37_4"><text:s/>(</text:span><text:span text:style-name="T37_5">default</text:span><text:span text:style-name="T37_6">)</text:span></text:p>
              <text:list>
                <text:list-item>
                  <text:p text:style-name="P38"><text:span text:style-name="T38_1">1</text:span><text:span text:style-name="T38_2">d</text:span><text:span text:style-name="T38_3">6<text:s/>+<text:s/>3<text:s/></text:span><text:span text:style-name="T38_4">damage</text:span></text:p>
                </text:list-item>
              </text:list>
            </text:list-item>
            <text:list-item>
              <text:p text:style-name="P39"><text:span text:style-name="T39_1">Skull</text:span><text:span text:style-name="T39_2"><text:s/></text:span><text:span text:style-name="T39_3">Smash</text:span></text:p>
              <text:list>
                <text:list-item>
                  <text:p text:style-name="P40"><text:span text:style-name="T40_1">1</text:span><text:span text:style-name="T40_2">d</text:span><text:span text:style-name="T40_3">6<text:s/>+<text:s/>5<text:s/></text:span><text:span text:style-name="T40_4">damage</text:span></text:p>
                </text:list-item>
                <text:list-item>
                  <text:p text:style-name="P41"><text:span text:style-name="T41_1">Chance</text:span><text:span text:style-name="T41_2"><text:s/></text:span><text:span text:style-name="T41_3">to</text:span><text:span text:style-name="T41_4"><text:s/></text:span><text:span text:style-name="T41_5">stun</text:span><text:span text:style-name="T41_6"><text:s/>(15%)</text:span></text:p>
                </text:list-item>
              </text:list>
            </text:list-item>
          </text:list>
        </text:list-item>
        <text:list-item>
          <text:p text:style-name="P42"><text:span text:style-name="T42_1">Medium</text:span></text:p>
          <text:list>
            <text:list-item>
              <text:p text:style-name="P43"><text:span text:style-name="T43_1">Tackle</text:span><text:span text:style-name="T43_2"><text:s/>(</text:span><text:span text:style-name="T43_3">default</text:span><text:span text:style-name="T43_4">)</text:span></text:p>
              <text:list>
                <text:list-item>
                  <text:p text:style-name="P44"><text:span text:style-name="T44_1">1</text:span><text:span text:style-name="T44_2">d</text:span><text:span text:style-name="T44_3">6<text:s/>+<text:s/>3<text:s/></text:span><text:span text:style-name="T44_4">damage</text:span></text:p>
                </text:list-item>
              </text:list>
            </text:list-item>
            <text:list-item>
              <text:p text:style-name="P45"><text:span text:style-name="T45_1">Hipcheck</text:span></text:p>
              <text:list>
                <text:list-item>
                  <text:p text:style-name="P46"><text:span text:style-name="T46_1">2</text:span><text:span text:style-name="T46_2">d</text:span><text:span text:style-name="T46_3">6<text:s/>+<text:s/>3<text:s/></text:span><text:span text:style-name="T46_4">damage</text:span></text:p>
                </text:list-item>
              </text:list>
            </text:list-item>
          </text:list>
        </text:list-item>
        <text:list-item>
          <text:p text:style-name="P47"><text:span text:style-name="T47_1">Low</text:span></text:p>
          <text:list>
            <text:list-item>
              <text:p text:style-name="P48"><text:span text:style-name="T48_1">Knee</text:span><text:span text:style-name="T48_2"><text:s/></text:span><text:span text:style-name="T48_3">to</text:span><text:span text:style-name="T48_4"><text:s/></text:span><text:span text:style-name="T48_5">Groin</text:span><text:span text:style-name="T48_6"><text:s/>(</text:span><text:span text:style-name="T48_7">default</text:span><text:span text:style-name="T48_8">)</text:span></text:p>
              <text:list>
                <text:list-item>
                  <text:p text:style-name="P49"><text:span text:style-name="T49_1">1</text:span><text:span text:style-name="T49_2">d</text:span><text:span text:style-name="T49_3">6<text:s/>+<text:s/>3<text:s/></text:span><text:span text:style-name="T49_4">damage</text:span></text:p>
                </text:list-item>
              </text:list>
            </text:list-item>
            <text:list-item>
              <text:p text:style-name="P50"><text:span text:style-name="T50_1">Shin</text:span><text:span text:style-name="T50_2"><text:s/></text:span><text:span text:style-name="T50_3">Kick</text:span></text:p>
              <text:list>
                <text:list-item>
                  <text:p text:style-name="P51"><text:span text:style-name="T51_1">1</text:span><text:span text:style-name="T51_2">d</text:span><text:span text:style-name="T51_3">6<text:s/>+<text:s/>3<text:s/></text:span><text:span text:style-name="T51_4">damage</text:span></text:p>
                </text:list-item>
                <text:list-item>
                  <text:p text:style-name="P52"><text:span text:style-name="T52_1">Disables</text:span><text:span text:style-name="T52_2"><text:s/></text:span><text:span text:style-name="T52_3">low</text:span><text:span text:style-name="T52_4"><text:s/></text:span><text:span text:style-name="T52_5">attacks</text:span><text:span text:style-name="T52_6"><text:s/></text:span><text:span text:style-name="T52_7">for</text:span><text:span text:style-name="T52_8"><text:s/>1<text:s/></text:span><text:span text:style-name="T52_9">turn</text:span></text:p>
                </text:list-item>
              </text:list>
            </text:list-item>
          </text:list>
        </text:list-item>
      </text:list>
      <text:p text:style-name="P5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